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2b94" officeooo:paragraph-rsid="001e2b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ios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8T14:32:38.952000000</meta:creation-date>
    <dc:date>2022-02-18T14:33:01.323000000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0.3$Windows_X86_64 LibreOffice_project/0f246aa12d0eee4a0f7adcefbf7c878fc2238db3</meta:generator>
  </office:meta>
</office:document-meta>
</file>